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ncetti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Concetti.A" style:family="table-column">
      <style:table-column-properties style:column-width="5.667cm" style:rel-column-width="21845*"/>
    </style:style>
    <style:style style:name="Concetti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Concetti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ncetti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ncetti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ncetti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ncetti.5" style:family="table-row">
      <style:table-row-properties fo:keep-together="auto"/>
    </style:style>
    <style:style style:name="Concetti.B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ncetti.C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ncetti.A1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Concetti.B1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ella1" style:family="table">
      <style:table-properties style:width="17cm" table:align="margins" style:may-break-between-rows="true" table:border-model="collapsing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background-color="#b2b2b2" fo:padding="0.199cm" fo:border="0.75pt solid #666666" style:writing-mode="page">
        <style:background-image/>
      </style:table-cell-properties>
    </style:style>
    <style:style style:name="Tabella1.B1" style:family="table-cell">
      <style:table-cell-properties fo:background-color="#b2b2b2" fo:padding="0.199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a1.A2" style:family="table-cell">
      <style:table-cell-properties fo:background-color="transparent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2" style:family="table-cell">
      <style:table-cell-properties fo:background-color="transparent" fo:padding="0.199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A3" style:family="table-cell">
      <style:table-cell-properties fo:background-color="#eeeeee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3" style:family="table-cell">
      <style:table-cell-properties fo:background-color="#eeeeee" fo:padding="0.199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C6" style:family="table-cell" style:data-style-name="N10000">
      <style:table-cell-properties fo:background-color="transparent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C13" style:family="table-cell" style:data-style-name="N10000">
      <style:table-cell-properties fo:background-color="#eeeeee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16" style:family="table-row">
      <style:table-row-properties fo:keep-together="auto"/>
    </style:style>
    <style:style style:name="Tabella1.20" style:family="table-row">
      <style:table-row-properties style:min-row-height="0.982cm" fo:keep-together="auto"/>
    </style:style>
    <style:style style:name="Tabella2" style:family="table">
      <style:table-properties style:width="17cm" table:align="margins" style:may-break-between-rows="true" table:border-model="collapsing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la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a2.A2" style:family="table-cell">
      <style:table-cell-properties fo:background-color="transparent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2.B2" style:family="table-cell">
      <style:table-cell-properties fo:background-color="transparent" fo:padding="0.199cm" fo:border-left="none" fo:border-right="0.75pt solid #666666" fo:border-top="none" fo:border-bottom="0.75pt solid #666666" style:writing-mode="page">
        <style:background-image/>
      </style:table-cell-properties>
    </style:style>
    <style:style style:name="Tabella2.A3" style:family="table-cell">
      <style:table-cell-properties fo:background-color="#eeeeee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2.B3" style:family="table-cell">
      <style:table-cell-properties fo:background-color="#eeeeee" fo:padding="0.199cm" fo:border-left="none" fo:border-right="0.75pt solid #666666" fo:border-top="none" fo:border-bottom="0.75pt solid #666666" style:writing-mode="page">
        <style:background-image/>
      </style:table-cell-properties>
    </style:style>
    <style:style style:name="Tabella2.9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44pt" fo:font-weight="bold" officeooo:rsid="0008647c" officeooo:paragraph-rsid="0008647c" style:font-size-asian="38.5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4pt" fo:font-weight="normal" officeooo:rsid="0008647c" officeooo:paragraph-rsid="0008647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1.8cm"/>
        </style:tab-stops>
      </style:paragraph-properties>
      <style:text-properties fo:font-size="14pt" fo:font-weight="normal" officeooo:rsid="0008647c" officeooo:paragraph-rsid="0008647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weight="normal" officeooo:rsid="0008647c" officeooo:paragraph-rsid="0008647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8647c" officeooo:paragraph-rsid="0008647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9764a" officeooo:paragraph-rsid="0009764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9764a" officeooo:paragraph-rsid="000b0e32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b0e32" officeooo:paragraph-rsid="000b0e3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cc94c" officeooo:paragraph-rsid="000cc94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cc94c" officeooo:paragraph-rsid="000cc94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dc65a" officeooo:paragraph-rsid="000dc65a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e6eb2" officeooo:paragraph-rsid="000e6eb2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5637" officeooo:paragraph-rsid="000f5637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c312" officeooo:paragraph-rsid="000fc31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0356b" officeooo:paragraph-rsid="0010356b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21857" officeooo:paragraph-rsid="00121857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normal" officeooo:rsid="001537bd" officeooo:paragraph-rsid="001537bd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4pt" fo:font-style="normal" fo:font-weight="bold" officeooo:rsid="0009764a" officeooo:paragraph-rsid="0009764a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bold" officeooo:rsid="0016dbbb" officeooo:paragraph-rsid="0016dbbb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bold" officeooo:rsid="0016dbbb" officeooo:paragraph-rsid="001723b7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bold" officeooo:rsid="001723b7" officeooo:paragraph-rsid="001723b7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officeooo:rsid="0013cbd1" officeooo:paragraph-rsid="0013cbd1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officeooo:rsid="001537bd" officeooo:paragraph-rsid="001537bd" style:font-size-asian="12.25pt" style:font-style-asian="normal" style:font-size-complex="14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6pt" fo:font-style="normal" fo:font-weight="bold" officeooo:rsid="0008647c" officeooo:paragraph-rsid="0008647c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officeooo:paragraph-rsid="000f5637"/>
    </style:style>
    <style:style style:name="P26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officeooo:paragraph-rsid="00121857"/>
    </style:style>
    <style:style style:name="P27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style="normal" fo:font-weight="bold" officeooo:rsid="0008647c" officeooo:paragraph-rsid="0008647c" style:font-size-asian="24pt" style:font-style-asian="normal" style:font-weight-asian="bold" style:font-size-complex="24pt" style:font-style-complex="normal" style:font-weight-complex="bold"/>
    </style:style>
    <style:style style:name="P28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style="normal" fo:font-weight="bold" officeooo:rsid="0010356b" officeooo:paragraph-rsid="0010356b" style:font-size-asian="21pt" style:font-style-asian="normal" style:font-weight-asian="bold" style:font-size-complex="24pt" style:font-style-complex="normal" style:font-weight-complex="bold"/>
    </style:style>
    <style:style style:name="P29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normal" fo:font-weight="bold" officeooo:rsid="0016dbbb" officeooo:paragraph-rsid="0016dbbb" style:font-size-asian="21pt" style:font-style-asian="normal" style:font-weight-asian="bold" style:font-size-complex="24pt" style:font-style-complex="normal" style:font-weight-complex="bold"/>
    </style:style>
    <style:style style:name="P30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normal" fo:font-weight="bold" officeooo:rsid="001a603a" officeooo:paragraph-rsid="001a603a" style:font-size-asian="21pt" style:font-style-asian="normal" style:font-weight-asian="bold" style:font-size-complex="24pt" style:font-style-complex="normal" style:font-weight-complex="bold"/>
    </style:style>
    <style:style style:name="P31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weight="bold" officeooo:rsid="0008647c" officeooo:paragraph-rsid="0008647c" style:font-size-asian="24pt" style:font-weight-asian="bold" style:font-size-complex="24pt" style:font-weight-complex="bold"/>
    </style:style>
    <style:style style:name="P32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italic" fo:font-weight="normal" officeooo:rsid="001a603a" officeooo:paragraph-rsid="001a603a" style:font-size-asian="21pt" style:font-style-asian="italic" style:font-weight-asian="normal" style:font-size-complex="24pt" style:font-style-complex="italic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italic" fo:font-weight="bold" officeooo:rsid="001a603a" officeooo:paragraph-rsid="001a603a" style:font-size-asian="21pt" style:font-style-asian="italic" style:font-weight-asian="bold" style:font-size-complex="24pt" style:font-style-complex="italic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italic" fo:font-weight="normal" officeooo:rsid="000b0e32" officeooo:paragraph-rsid="000b0e32" style:font-size-asian="20pt" style:font-style-asian="italic" style:font-weight-asian="normal" style:font-size-complex="20pt" style:font-style-complex="italic" style:font-weight-complex="normal"/>
    </style:style>
    <style:style style:name="P35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italic" fo:font-weight="normal" officeooo:rsid="000cc94c" officeooo:paragraph-rsid="000cc94c" style:font-size-asian="17.5pt" style:font-style-asian="italic" style:font-weight-asian="normal" style:font-size-complex="20pt" style:font-style-complex="italic" style:font-weight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537bd" officeooo:paragraph-rsid="001537bd" style:font-size-asian="17.5pt" style:font-style-asian="italic" style:font-weight-asian="normal" style:font-size-complex="20pt" style:font-style-complex="italic" style:font-weight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a603a" officeooo:paragraph-rsid="001a603a" style:font-size-asian="17.5pt" style:font-style-asian="italic" style:font-weight-asian="normal" style:font-size-complex="20pt" style:font-style-complex="italic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normal" fo:font-weight="normal" officeooo:rsid="0010356b" officeooo:paragraph-rsid="0010356b" style:font-size-asian="17.5pt" style:font-style-asian="normal" style:font-weight-asian="normal" style:font-size-complex="20pt" style:font-style-complex="normal" style:font-weight-complex="normal"/>
    </style:style>
    <style:style style:name="P39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normal" fo:font-weight="normal" officeooo:rsid="00121857" officeooo:paragraph-rsid="00121857" style:font-size-asian="17.5pt" style:font-style-asian="normal" style:font-weight-asian="normal" style:font-size-complex="20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officeooo:rsid="0013cbd1" officeooo:paragraph-rsid="0013cbd1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5e62" officeooo:paragraph-rsid="000d5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c65a" officeooo:paragraph-rsid="000dc6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5481" officeooo:paragraph-rsid="00175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5481" officeooo:paragraph-rsid="00175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e4b6" officeooo:paragraph-rsid="0017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e4b6" officeooo:paragraph-rsid="0017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c859" officeooo:paragraph-rsid="0019c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c859" officeooo:paragraph-rsid="0019c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603a" officeooo:paragraph-rsid="001a6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style="normal" fo:font-weight="bold" officeooo:rsid="0009764a" officeooo:paragraph-rsid="0009764a" style:font-size-asian="21pt" style:font-style-asian="normal" style:font-weight-asian="bold" style:font-size-complex="24pt" style:font-style-complex="normal" style:font-weight-complex="bold"/>
    </style:style>
    <style:style style:name="P52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style="normal" fo:font-weight="bold" officeooo:rsid="00220dd4" officeooo:paragraph-rsid="00220dd4" style:font-size-asian="21pt" style:font-style-asian="normal" style:font-weight-asian="bold" style:font-size-complex="24pt" style:font-style-complex="normal" style:font-weight-complex="bold"/>
    </style:style>
    <style:style style:name="P53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c312" officeooo:paragraph-rsid="000fc312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c312" officeooo:paragraph-rsid="001a603a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0356b" officeooo:paragraph-rsid="0010356b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0356b" officeooo:paragraph-rsid="001a603a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0356b" officeooo:paragraph-rsid="001a603a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3cbd1" officeooo:paragraph-rsid="0013cbd1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normal" officeooo:rsid="0013cbd1" officeooo:paragraph-rsid="0013cbd1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normal" officeooo:rsid="001537bd" officeooo:paragraph-rsid="001537bd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normal" officeooo:rsid="0016dbbb" officeooo:paragraph-rsid="0016dbbb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normal" officeooo:rsid="0016dbbb" officeooo:paragraph-rsid="001723b7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normal" officeooo:rsid="001723b7" officeooo:paragraph-rsid="001723b7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220dd4" officeooo:paragraph-rsid="00220dd4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23d2d6" officeooo:paragraph-rsid="0023d2d6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bold" officeooo:rsid="000dc65a" officeooo:paragraph-rsid="000dc65a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italic" fo:font-weight="normal" officeooo:rsid="0019c859" officeooo:paragraph-rsid="0019c859" style:font-size-asian="12.25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3cbd1" officeooo:paragraph-rsid="0013cbd1" style:font-size-asian="17.5pt" style:font-style-asian="italic" style:font-weight-asian="normal" style:font-size-complex="20pt" style:font-style-complex="italic" style:font-weight-complex="normal"/>
    </style:style>
    <style:style style:name="P69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537bd" officeooo:paragraph-rsid="001537bd" style:font-size-asian="17.5pt" style:font-style-asian="italic" style:font-weight-asian="normal" style:font-size-complex="20pt" style:font-style-complex="italic" style:font-weight-complex="normal"/>
    </style:style>
    <style:style style:name="P70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6dbbb" officeooo:paragraph-rsid="0016dbbb" style:font-size-asian="17.5pt" style:font-style-asian="italic" style:font-weight-asian="normal" style:font-size-complex="20pt" style:font-style-complex="italic" style:font-weight-complex="normal"/>
    </style:style>
    <style:style style:name="P71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75481" officeooo:paragraph-rsid="00175481" style:font-size-asian="17.5pt" style:font-style-asian="italic" style:font-weight-asian="normal" style:font-size-complex="20pt" style:font-style-complex="italic" style:font-weight-complex="normal"/>
    </style:style>
    <style:style style:name="P72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9c859" officeooo:paragraph-rsid="0019c859" style:font-size-asian="17.5pt" style:font-style-asian="italic" style:font-weight-asian="normal" style:font-size-complex="20pt" style:font-style-complex="italic" style:font-weight-complex="normal"/>
    </style:style>
    <style:style style:name="P73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9c859" officeooo:paragraph-rsid="0019c859" style:font-size-asian="17.5pt" style:font-style-asian="italic" style:font-weight-asian="normal" style:font-size-complex="20pt" style:font-style-complex="italic" style:font-weight-complex="normal"/>
    </style:style>
    <style:style style:name="P74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a603a" officeooo:paragraph-rsid="001a603a" style:font-size-asian="17.5pt" style:font-style-asian="italic" style:font-weight-asian="normal" style:font-size-complex="20pt" style:font-style-complex="italic" style:font-weight-complex="normal"/>
    </style:style>
    <style:style style:name="P75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italic" fo:font-weight="normal" officeooo:rsid="00220dd4" officeooo:paragraph-rsid="00220dd4" style:font-size-asian="17.5pt" style:font-style-asian="italic" style:font-weight-asian="normal" style:font-size-complex="20pt" style:font-style-complex="italic" style:font-weight-complex="normal"/>
    </style:style>
    <style:style style:name="P76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normal" fo:font-weight="normal" officeooo:rsid="0016dbbb" officeooo:paragraph-rsid="0016dbbb" style:font-size-asian="17.5pt" style:font-style-asian="normal" style:font-weight-asian="normal" style:font-size-complex="20pt" style:font-style-complex="normal" style:font-weight-complex="normal"/>
    </style:style>
    <style:style style:name="P77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c312" officeooo:paragraph-rsid="0021a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officeooo:rsid="000fc312" officeooo:paragraph-rsid="0021a703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9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officeooo:rsid="0010356b" officeooo:paragraph-rsid="0021a703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8pt" fo:font-style="italic" fo:font-weight="normal" officeooo:rsid="0023d2d6" officeooo:paragraph-rsid="0023d2d6" style:font-size-asian="15.75pt" style:font-style-asian="italic" style:font-weight-asian="normal" style:font-size-complex="18pt" style:font-style-complex="italic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703" officeooo:paragraph-rsid="0021a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703" officeooo:paragraph-rsid="0021a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703" officeooo:paragraph-rsid="0021a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5e62" officeooo:paragraph-rsid="000d5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5e62" officeooo:paragraph-rsid="000d5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c65a" officeooo:paragraph-rsid="000dc6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c65a" officeooo:paragraph-rsid="000dc6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764a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font-size-asian="21pt" style:font-size-complex="24pt"/>
    </style:style>
    <style:style style:name="T4" style:family="text">
      <style:text-properties officeooo:rsid="000b0e32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0fc312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121857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3cbd1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fo:font-weight="bold" officeooo:rsid="000f5637" style:font-size-asian="12.25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font-style="normal" fo:font-weight="bold" officeooo:rsid="000fc312" style:font-size-asian="12.25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fo:font-weight="bold" officeooo:rsid="00121857" style:font-size-asian="12.25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fo:font-weight="bold" officeooo:rsid="0013cbd1" style:font-size-asian="12.25pt" style:font-style-asian="normal" style:font-weight-asian="bold" style:font-size-complex="14pt" style:font-style-complex="normal" style:font-weight-complex="bold"/>
    </style:style>
    <style:style style:name="T15" style:family="text">
      <style:text-properties officeooo:rsid="000cc94c"/>
    </style:style>
    <style:style style:name="T16" style:family="text">
      <style:text-properties officeooo:rsid="000d5e62"/>
    </style:style>
    <style:style style:name="T17" style:family="text">
      <style:text-properties officeooo:rsid="000dc65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e6eb2" style:font-weight-asian="bold" style:font-weight-complex="bold"/>
    </style:style>
    <style:style style:name="T20" style:family="text">
      <style:text-properties fo:font-weight="bold" officeooo:rsid="000fc312" style:font-weight-asian="bold" style:font-weight-complex="bold"/>
    </style:style>
    <style:style style:name="T21" style:family="text">
      <style:text-properties fo:font-weight="bold" officeooo:rsid="00121857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537bd" style:font-weight-asian="normal" style:font-weight-complex="normal"/>
    </style:style>
    <style:style style:name="T24" style:family="text">
      <style:text-properties fo:font-weight="normal" officeooo:rsid="001723b7" style:font-weight-asian="normal" style:font-weight-complex="normal"/>
    </style:style>
    <style:style style:name="T25" style:family="text">
      <style:text-properties officeooo:rsid="000e6eb2"/>
    </style:style>
    <style:style style:name="T26" style:family="text">
      <style:text-properties officeooo:rsid="000f5637"/>
    </style:style>
    <style:style style:name="T27" style:family="text">
      <style:text-properties officeooo:rsid="000fc312"/>
    </style:style>
    <style:style style:name="T28" style:family="text">
      <style:text-properties officeooo:rsid="00121857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officeooo:rsid="0017e4b6"/>
    </style:style>
    <style:style style:name="T32" style:family="text">
      <style:text-properties officeooo:rsid="0021a7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CoinManager</text:p>
      <text:p text:style-name="P2">Elaborato per il corso di basi di dati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oberto Montalti matr.</text:p>
      <text:p text:style-name="P3">Juri Simoncini matr. 000092207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<text:soft-page-break/>Struttura dell’elaborato</text:p>
      <text:p text:style-name="P4"/>
      <text:p text:style-name="P4">La presente documentazione tratta nello specifico la progettazione e l’implementazione dell’elaborato “CoinManager” di Roberto Montalti e Juri Simoncini, ed è strutturata come segue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1-Introduzione</text:p>
      <text:p text:style-name="P5"/>
      <text:p text:style-name="P5"/>
      <text:p text:style-name="P5"/>
      <text:p text:style-name="P5"/>
      <text:p text:style-name="P5">Il progetto consiste nella realizzazione di un sistema database <text:span text:style-name="T1">a supporto di una piattaforma di compravendita di criptovalute chiamata “CoinManager”.</text:span></text:p>
      <text:p text:style-name="P7">La piattaforma permette all’utente loggato di comprare, vendere o chiedere un prestito per la criptovaluta scelta.</text:p>
      <text:p text:style-name="P7"><text:span text:style-name="T4">Per le informazioni sulle criptovalute ci colleghiamo alla piattaforma di analisi CoinGecko che ci permette di avere dati aggiornati ogni ora.</text:span> </text:p>
      <text:p text:style-name="P6">Inoltre, grazie a un sistema di amicizie consente di effettuare transazioni verso un amico, queste transazioni poi possono essere completate più velocemente grazie all’intervento di un utente speciale, chiamato Miner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8"><text:span text:style-name="T2">2</text:span> <text:span text:style-name="T3">-Analisi dei requisiti</text:span></text:p>
      <text:p text:style-name="P51"/>
      <text:p text:style-name="P6">La seguente descrizione riporta in linguaggio naturale i requisiti per il nostro sistema informativo, per poi poterne estrarre i principali concetti fondamentali:</text:p>
      <text:p text:style-name="P6"/>
      <text:p text:style-name="P34"/>
      <text:p text:style-name="P34">2.1- Requisiti in linguaggio naturale</text:p>
      <text:p text:style-name="P8"/>
      <text:p text:style-name="P8">“La piattaforma di cripto analisi CoinGecko vuole ampliare le proprie funzionalità e ha deciso di commissionare una piattaforma per lo scambio di criptovalute sfruttando i propri dati sulle cripto.</text:p>
      <text:p text:style-name="P8">Si vuole creare un’ applicazione che permetta agli utenti di effettuare uno o più movimenti bancari: Acquisto, Presti<text:span text:style-name="T16">to o Vendita</text:span> di criptovalute.</text:p>
      <text:p text:style-name="P8">Una volta <text:span text:style-name="T15">effettuato un movimento bancario la cripto viene aggiunta al Portafoglio personale dell’utente dal quale l’utente potrà avviare delle Transazioni verso un altro Portafoglio di un utente amico.</text:span></text:p>
      <text:p text:style-name="P9">Si vuole tenere traccia di tutte le Transazioni effettuate sia quelle completate che quelle in corso.</text:p>
      <text:p text:style-name="P9">Perciò dev’essere presente anche un sistema di amicizie attraverso il quale un utente può avere più amici e può inviare richieste di amicizie.</text:p>
      <text:p text:style-name="P9">Per quanto riguarda sempre l’utente è di massima importanza fare una distinzione fra Utente Standard e Utente Miner con la differenza che l’utente miner può <text:span text:style-name="T17">completare le </text:span>Transazioni in corso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/>
      <text:p text:style-name="P35">2.2 – Estrazione dei concetti fondamentali</text:p>
      <text:p text:style-name="P35"/>
      <table:table table:name="Concetti" table:style-name="Concetti" table:template-name="Righe a griglia semplice">
        <table:table-column table:style-name="Concetti.A" table:number-columns-repeated="3"/>
        <table:table-row>
          <table:table-cell table:style-name="Concetti.A1" office:value-type="string">
            <text:p text:style-name="P84">Soggetto</text:p>
          </table:table-cell>
          <table:table-cell table:style-name="Concetti.A1" office:value-type="string">
            <text:p text:style-name="P84">Descrizione</text:p>
          </table:table-cell>
          <table:table-cell table:style-name="Concetti.A1" office:value-type="string">
            <text:p text:style-name="P84">Sinonimi</text:p>
          </table:table-cell>
        </table:table-row>
        <table:table-row>
          <table:table-cell table:style-name="Concetti.A2" office:value-type="string">
            <text:p text:style-name="P84"/>
            <text:p text:style-name="P84">Utente</text:p>
          </table:table-cell>
          <table:table-cell table:style-name="Concetti.B2" office:value-type="float" office:value="0">
            <text:p text:style-name="P81">Colui che effettua tutte le transazioni e i movimenti bancari</text:p>
          </table:table-cell>
          <table:table-cell table:style-name="Concetti.B2" office:value-type="float" office:value="0">
            <text:p text:style-name="P42"/>
            <text:p text:style-name="P42">Manager</text:p>
          </table:table-cell>
        </table:table-row>
        <table:table-row>
          <table:table-cell table:style-name="Concetti.A3" office:value-type="string">
            <text:p text:style-name="P84"/>
            <text:p text:style-name="P84">Acquisto</text:p>
          </table:table-cell>
          <table:table-cell table:style-name="Concetti.B3" office:value-type="float" office:value="0">
            <text:p text:style-name="P81">Movimento bancario che permette l’aggiunta al portafoglio di cripto</text:p>
          </table:table-cell>
          <table:table-cell table:style-name="Concetti.B3" office:value-type="float" office:value="0">
            <text:p text:style-name="P41"/>
            <text:p text:style-name="P41">-</text:p>
          </table:table-cell>
        </table:table-row>
        <table:table-row>
          <table:table-cell table:style-name="Concetti.A2" office:value-type="string">
            <text:p text:style-name="P84"/>
            <text:p text:style-name="P84">Prestito</text:p>
          </table:table-cell>
          <table:table-cell table:style-name="Concetti.B2" office:value-type="float" office:value="0">
            <text:p text:style-name="P81">Movimento bancario che permette l’aggiunta al portafoglio di cripto in prestito</text:p>
          </table:table-cell>
          <table:table-cell table:style-name="Concetti.B2" office:value-type="float" office:value="0">
            <text:p text:style-name="P42"/>
            <text:p text:style-name="P42">-</text:p>
            <text:p text:style-name="P42"/>
          </table:table-cell>
        </table:table-row>
        <table:table-row table:style-name="Concetti.5">
          <table:table-cell table:style-name="Concetti.A3" office:value-type="string">
            <text:p text:style-name="P84">Transazion<text:span text:style-name="T32">e</text:span></text:p>
          </table:table-cell>
          <table:table-cell table:style-name="Concetti.B3" office:value-type="float" office:value="0">
            <text:p text:style-name="P81">Invio di cripto fra utenti</text:p>
          </table:table-cell>
          <table:table-cell table:style-name="Concetti.B3" office:value-type="float" office:value="0">
            <text:p text:style-name="P82">Scambio</text:p>
          </table:table-cell>
        </table:table-row>
        <table:table-row>
          <table:table-cell table:style-name="Concetti.A2" office:value-type="string">
            <text:p text:style-name="P86">Vendita</text:p>
          </table:table-cell>
          <table:table-cell table:style-name="Concetti.B2" office:value-type="float" office:value="0">
            <text:p text:style-name="P81">Movimento bancario che permette la vendita di cripto</text:p>
          </table:table-cell>
          <table:table-cell table:style-name="Concetti.B2" office:value-type="float" office:value="0">
            <text:p text:style-name="P41">-</text:p>
          </table:table-cell>
        </table:table-row>
        <table:table-row>
          <table:table-cell table:style-name="Concetti.A3" office:value-type="string">
            <text:p text:style-name="P84">Portafoglio</text:p>
          </table:table-cell>
          <table:table-cell table:style-name="Concetti.B3" office:value-type="float" office:value="0">
            <text:p text:style-name="P81">Lista delle cripto possedute da un utente</text:p>
          </table:table-cell>
          <table:table-cell table:style-name="Concetti.B3" office:value-type="float" office:value="0">
            <text:p text:style-name="P42">-</text:p>
          </table:table-cell>
        </table:table-row>
        <table:table-row>
          <table:table-cell table:style-name="Concetti.A2" office:value-type="string">
            <text:p text:style-name="P84">Cripto</text:p>
          </table:table-cell>
          <table:table-cell table:style-name="Concetti.B2" office:value-type="float" office:value="0">
            <text:p text:style-name="P81">Moneta di compravendita</text:p>
          </table:table-cell>
          <table:table-cell table:style-name="Concetti.B2" office:value-type="float" office:value="0">
            <text:p text:style-name="P82">Moneta</text:p>
          </table:table-cell>
        </table:table-row>
        <table:table-row table:style-name="Concetti.5">
          <table:table-cell table:style-name="Concetti.A3" office:value-type="string">
            <text:p text:style-name="P86"/>
            <text:p text:style-name="P86">Miner</text:p>
          </table:table-cell>
          <table:table-cell table:style-name="Concetti.B3" office:value-type="float" office:value="0">
            <text:p text:style-name="P81">Utente speciale che permette il completamento più veloce delle transazioni</text:p>
          </table:table-cell>
          <table:table-cell table:style-name="Concetti.B3" office:value-type="float" office:value="0">
            <text:p text:style-name="P41"/>
            <text:p text:style-name="P82">-</text:p>
          </table:table-cell>
        </table:table-row>
        <table:table-row>
          <table:table-cell table:style-name="Concetti.A2" office:value-type="string">
            <text:p text:style-name="P81">Sessione Miner</text:p>
          </table:table-cell>
          <table:table-cell table:style-name="Concetti.B10" office:value-type="string">
            <text:p text:style-name="P81">Storicizza tutte le transazioni a cui ha partecipato un miner</text:p>
          </table:table-cell>
          <table:table-cell table:style-name="Concetti.C10" office:value-type="string">
            <text:p text:style-name="P41">-</text:p>
          </table:table-cell>
        </table:table-row>
        <table:table-row table:style-name="Concetti.5">
          <table:table-cell table:style-name="Concetti.A3" office:value-type="string">
            <text:p text:style-name="P86">Transazioni in corso</text:p>
          </table:table-cell>
          <table:table-cell table:style-name="Concetti.B3" office:value-type="float" office:value="0">
            <text:p text:style-name="P81">Transazioni non ancora completate</text:p>
          </table:table-cell>
          <table:table-cell table:style-name="Concetti.B3" office:value-type="float" office:value="0">
            <text:p text:style-name="P82">Transazioni pendenti</text:p>
          </table:table-cell>
        </table:table-row>
        <table:table-row table:style-name="Concetti.5">
          <table:table-cell table:style-name="Concetti.A2" office:value-type="string">
            <text:p text:style-name="P86"/>
            <text:p text:style-name="P86">Amicizia</text:p>
          </table:table-cell>
          <table:table-cell table:style-name="Concetti.B2" office:value-type="float" office:value="0">
            <text:p text:style-name="P86">Amicizia tra due utenti che permette le transazioni tra i due</text:p>
          </table:table-cell>
          <table:table-cell table:style-name="Concetti.B2" office:value-type="float" office:value="0">
            <text:p text:style-name="P43"/>
            <text:p text:style-name="P43">-</text:p>
          </table:table-cell>
        </table:table-row>
        <table:table-row>
          <table:table-cell table:style-name="Concetti.A13" office:value-type="string">
            <text:p text:style-name="P86">Richieste di amicizia</text:p>
          </table:table-cell>
          <table:table-cell table:style-name="Concetti.B13" office:value-type="float" office:value="0">
            <text:p text:style-name="P86">Richiesta di amicizia non ancora accettata dall’ invitato</text:p>
          </table:table-cell>
          <table:table-cell table:style-name="Concetti.B13" office:value-type="float" office:value="0">
            <text:p text:style-name="P43"/>
            <text:p text:style-name="P43">-</text:p>
          </table:table-cell>
        </table:table-row>
      </table:table>
      <text:p text:style-name="P35"/>
      <text:p text:style-name="P35"/>
      <text:p text:style-name="P11">A seguito della lettura e comprensione dei requisiti si procede redigendo un testo che ne riassuma tutti i concetti e in particolare ne estragga quelli principali eliminando le ambiguità:</text:p>
      <text:p text:style-name="P11"/>
      <text:p text:style-name="P11">Un <text:span text:style-name="T18">Utente </text:span>può essere <text:span text:style-name="T18">UtenteStandard </text:span>oppure <text:span text:style-name="T18">Miner</text:span></text:p>
      <text:p text:style-name="P11">Per ogni <text:span text:style-name="T18">UtenteStandard</text:span> <text:span text:style-name="T25">e </text:span><text:span text:style-name="T19">Miner</text:span><text:span text:style-name="T25"> </text:span>si memorizzano : Id, Username e Password.</text:p>
      <text:p text:style-name="P13">Per il <text:span text:style-name="T18">Miner</text:span> si memorizza anche la potenza di mining</text:p>
      <text:p text:style-name="P12">Ogni <text:span text:style-name="T18">Utente</text:span> può effettuare più <text:span text:style-name="T18">Acquisti</text:span>, <text:span text:style-name="T18">Prestiti</text:span> o <text:span text:style-name="T18">Vendite.</text:span></text:p>
      <text:p text:style-name="P12">Per ogni <text:span text:style-name="T18">Acquisto</text:span> e <text:span text:style-name="T18">Vendita</text:span> si memorizzano: Id utente, Id cripto, Id cripto base, quantità di cripto base, quantità di acquisto.</text:p>
      <text:p text:style-name="P12"><text:soft-page-break/>Per ogni <text:span text:style-name="T18">Prestito</text:span> si memorizzano: Id utente, Id cripto, ??????</text:p>
      <text:p text:style-name="P12">Ogni volta che una <text:span text:style-name="T18">Cripto</text:span> viene acquistata o venduta o presa in prestito viene aggiunta al <text:span text:style-name="T18">Portafoglio</text:span> dell’<text:span text:style-name="T18">Utente.</text:span></text:p>
      <text:p text:style-name="P12">Per ogni <text:span text:style-name="T18">Portafoglio</text:span> viene memorizzato: Id utente, Id cripto, Quantità di cripto posseduta.</text:p>
      <text:p text:style-name="P12">Per ogni <text:span text:style-name="T18">Cripto </text:span>viene memorizzato : <text:span text:style-name="T26">Nome, Simbolo, Prezzo corrente, Immagine della cripto, ??????, volume totale.</text:span></text:p>
      <text:p text:style-name="P13">Dal <text:span text:style-name="T18">Portafoglio</text:span> può essere effettutata una <text:span text:style-name="T18">Transazione</text:span> verso il <text:span text:style-name="T18">Portafoglio</text:span> di un altro <text:span text:style-name="T18">Utente </text:span><text:span text:style-name="T27">e quindi la Transazione viene memorizzata anche nelle</text:span><text:span text:style-name="T20"> Transazioni in corso</text:span></text:p>
      <text:p text:style-name="P14">Per ogni <text:span text:style-name="T18">Transazione in corso</text:span> viene memorizzato: Id transazione, data inizio, tempo totale.</text:p>
      <text:p text:style-name="P13">Per ogni <text:span text:style-name="T18">Transazione</text:span> viene memorizzato: Id utente che avvia la transazione, Id utente che riceve, Id cripto, Data di inizio, Data di fine, Quantità di cripto inviata, Id di un possibile miner, Stato (1 = Completata, 2 = In corso).</text:p>
      <text:p text:style-name="P13">Un <text:span text:style-name="T18">Utente</text:span> può avviare una <text:span text:style-name="T18">Transazione</text:span> solo verso un <text:span text:style-name="T18">Utente</text:span> che è presente nelle sue <text:span text:style-name="T18">Amicizie </text:span>attraverso una <text:span text:style-name="T18">Richiesta di amicizia</text:span></text:p>
      <text:p text:style-name="P13">Per ogni <text:span text:style-name="T18">Amicizia</text:span> si memorizzano: Id utente, Id amico.</text:p>
      <text:p text:style-name="P25"><text:span text:style-name="T7">Per ogni </text:span><text:span text:style-name="T11">Richiest</text:span><text:span text:style-name="T12">a</text:span><text:span text:style-name="T11"> di </text:span><text:span text:style-name="T12">amicizia</text:span><text:span text:style-name="T7"> viene memorizzato: Id utente che ha inviato la richiesta, Id invitato.</text:span></text:p>
      <text:p text:style-name="P12"/>
      <text:p text:style-name="P14">Segue un elenco delle principali azioni richieste:</text:p>
      <text:list xml:id="list3131303057" text:style-name="L1">
        <text:list-item>
          <text:p text:style-name="P53">Acquisto, Vendita o Prestito cripto</text:p>
        </text:list-item>
        <text:list-item>
          <text:p text:style-name="P53">Transazioni fra utenti</text:p>
        </text:list-item>
        <text:list-item>
          <text:p text:style-name="P53">Visualizzazione Transazione</text:p>
        </text:list-item>
        <text:list-item>
          <text:p text:style-name="P53">Visualizzazione dati cripto</text:p>
        </text:list-item>
        <text:list-item>
          <text:p text:style-name="P53">Completamento Transazioni in corso da parte del Miner</text:p>
        </text:list-item>
        <text:list-item>
          <text:p text:style-name="P53">Visualizzazione Amicizie dell’Utente loggato</text:p>
        </text:list-item>
        <text:list-item>
          <text:p text:style-name="P55">Invio Richieste di amicizie</text:p>
        </text:list-item>
        <text:list-item>
          <text:p text:style-name="P55">Accettare Richiesta di amicizia</text:p>
        </text:list-item>
        <text:list-item>
          <text:p text:style-name="P55">Visualizzazione Transazioni filtrate in base allo stato</text:p>
        </text:list-item>
        <text:list-item>
          <text:p text:style-name="P55">Visuualizzazione Cripto possedute nel Portafoglio</text:p>
        </text:list-item>
      </text:list>
      <text:p text:style-name="P12"/>
      <text:p text:style-name="P12"/>
      <text:p text:style-name="P66"/>
      <text:p text:style-name="P35"/>
      <text:p text:style-name="P35"/>
      <text:p text:style-name="P28">3-Progettazione Concettuale</text:p>
      <text:p text:style-name="P38"/>
      <text:p text:style-name="P38">3.1 - Anteprima sviluppo dei “Movimenti Bancari”</text:p>
      <text:p text:style-name="P15"/>
      <text:p text:style-name="P15"><text:soft-page-break/>Si decide di dividere i vari aspetti de<text:span text:style-name="T28">l </text:span><text:span text:style-name="T18">Moviment</text:span><text:span text:style-name="T21">o</text:span><text:span text:style-name="T18"> Bancari</text:span><text:span text:style-name="T21">o</text:span> in più entità: <text:span text:style-name="T18">Acquisto</text:span>, <text:span text:style-name="T18">Vendita</text:span>, <text:span text:style-name="T18">Prestito</text:span>.</text:p>
      <text:p text:style-name="P15">Ognuna di queste entità è figlia della classe padre <text:span text:style-name="T18">Movimento Bancario</text:span>.</text:p>
      <text:p text:style-name="P16">La gerarchia è stato deciso di renderla totale <text:s/>????</text:p>
      <text:p text:style-name="P16"/>
      <text:p text:style-name="P16"/>
      <text:p text:style-name="P16"/>
      <text:p text:style-name="P39">3.2 – Anteprima sviluppo delle “Transazioni”</text:p>
      <text:p text:style-name="P16"/>
      <text:p text:style-name="P26"><text:span text:style-name="T8">La </text:span><text:span text:style-name="T13">Transazione </text:span><text:span text:style-name="T8">si è deciso di modellarla in modo che sia presente un record che presenta tutte le Transazioni effettuate, quindi sia quelle in corso sia quelle completate, e </text:span><text:span text:style-name="T9">un record che presenta solo le </text:span><text:span text:style-name="T14">Transazioni in corso</text:span><text:span text:style-name="T9">.</text:span></text:p>
      <text:p text:style-name="P58">E’ stato scelto questo metodo sia per storicizzare tutte le Transazioni sia per la questione del miner che cosi può accedere direttamente alle Transazioni in corso</text:p>
      <text:p text:style-name="P40"><text:span text:style-name="T6">Una </text:span><text:span text:style-name="T10">Transazione</text:span><text:span text:style-name="T6"> è identificata da un IdTransazione; possiede un id sia per chi ha avviato la transazione sia per il destinatario; è presente sia una data di inizio transazione sia una di fine se questa è stata completata, un IdMiner se il Miner è intervenuto e uno Stato se la transazione è stata completata o in corso.</text:span></text:p>
      <text:p text:style-name="P40"><text:span text:style-name="T6">Una </text:span><text:span text:style-name="T10">Transazione in corso</text:span><text:span text:style-name="T6">, invece, ha bisogno solo dell’IdTransazione, della Data di inizio e del Tempo totale che impiega la Transazione prima di essere completata.</text:span></text:p>
      <text:p text:style-name="P58"/>
      <text:p text:style-name="P58"/>
      <text:p text:style-name="P58"/>
      <text:p text:style-name="P68"/>
      <text:p text:style-name="P68"/>
      <text:p text:style-name="P68"/>
      <text:p text:style-name="P68">3.3 – Anteprima sviluppo degli “Utenti”</text:p>
      <text:p text:style-name="P68"/>
      <text:p text:style-name="P22"><text:span text:style-name="T22">Gli </text:span><text:span text:style-name="T18">Utenti </text:span><text:span text:style-name="T22">abbiamo pensato di dividerli in </text:span><text:span text:style-name="T18">UtentiStandard</text:span><text:span text:style-name="T22"> e </text:span><text:span text:style-name="T18">Miner</text:span><text:span text:style-name="T22"> attraverso una </text:span><text:span text:style-name="T23">gerarchia totale ed esclusiva poiché un utente non può essere sia standard che miner.</text:span></text:p>
      <text:p text:style-name="P17">Le gerarchia è stata pensata anche per una questione di funzionalità dell’applicativo poiché il Miner possiede feature che l’UtenteStandard non ha.</text:p>
      <text:p text:style-name="P23"><text:span text:style-name="T22">Dell’</text:span><text:span text:style-name="T18">Utente</text:span><text:span text:style-name="T22"> voglio conoscere l’Id lo Username e la password per il login</text:span></text:p>
      <text:p text:style-name="P23"><text:span text:style-name="T22">Il </text:span><text:span text:style-name="T18">Miner</text:span><text:span text:style-name="T22"> possiede anche la potenza di mining.</text:span></text:p>
      <text:p text:style-name="P68">3.4 – Anteprima sviluppo delle “Amicizie”</text:p>
      <text:p text:style-name="P59"/>
      <text:p text:style-name="P22"><text:span text:style-name="T22">Le </text:span><text:span text:style-name="T18">Amicizie </text:span><text:span text:style-name="T22">si è deciso di gestirle in maniera molto semplice attraverso un IdUtente e un IdAmico ed è identificata da entrambi gli attributi</text:span></text:p>
      <text:p text:style-name="P22"><text:span text:style-name="T22">Se l’Amicizia non è ancora stata accettata dall’invitato è presente la </text:span><text:span text:style-name="T18">Richiesta di amicizia </text:span><text:span text:style-name="T22">che come l’Amicizia è identificata da Id utente di chi ha invitato e Id invitato.</text:span></text:p>
      <text:p text:style-name="P59"/>
      <text:p text:style-name="P59"><text:soft-page-break/></text:p>
      <text:p text:style-name="P59"/>
      <text:p text:style-name="P36">3.5 – Anteprima sviluppo “Portafoglio”</text:p>
      <text:p text:style-name="P36"/>
      <text:p text:style-name="P17">Il <text:span text:style-name="T18">Portafoglio </text:span>presenta tutte le cripto possedute è personale per ogni Utente e permette le Transazioni tra Utenti.</text:p>
      <text:p text:style-name="P17">E’ identificato dall’ Id utente e dall’ Id delle cripto, inoltre contiene la quantità di cripto posseduta.</text:p>
      <text:p text:style-name="P17"/>
      <text:p text:style-name="P17"/>
      <text:p text:style-name="P17"/>
      <text:p text:style-name="P36">3.6 – Schema Generale</text:p>
      <text:p text:style-name="P36"/>
      <text:p text:style-name="P17">Di seguito verrà riportato lo schema concettuale generale, contenente tutte le entità e associazioni prima citate nelle varie sezioni superiori collegate tra loro e con altre entità non spiegate nel dettagli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4 – Progettazione Logica</text:p>
      <text:p text:style-name="P76"/>
      <text:p text:style-name="P76"/>
      <text:p text:style-name="P70"><text:soft-page-break/></text:p>
      <text:p text:style-name="P71">4.1 – Stima del volume dei dati</text:p>
      <table:table table:name="Tabella1" table:style-name="Tabella1" table:template-name="Righe a griglia semplice">
        <table:table-column table:style-name="Tabella1.A" table:number-columns-repeated="3"/>
        <table:table-row>
          <table:table-cell table:style-name="Tabella1.A1" office:value-type="string">
            <text:p text:style-name="P45">Soggetto</text:p>
          </table:table-cell>
          <table:table-cell table:style-name="Tabella1.B1" office:value-type="string">
            <text:p text:style-name="P45">Tipo</text:p>
          </table:table-cell>
          <table:table-cell table:style-name="Tabella1.A1" office:value-type="string">
            <text:p text:style-name="P45">Volume</text:p>
          </table:table-cell>
        </table:table-row>
        <table:table-row>
          <table:table-cell table:style-name="Tabella1.A2" office:value-type="string">
            <text:p text:style-name="P45">UtenteStandard</text:p>
          </table:table-cell>
          <table:table-cell table:style-name="Tabella1.B2" office:value-type="string">
            <text:p text:style-name="P81">E</text:p>
          </table:table-cell>
          <table:table-cell table:style-name="Tabella1.A2" office:value-type="string">
            <text:p text:style-name="P82">500 000</text:p>
          </table:table-cell>
        </table:table-row>
        <table:table-row>
          <table:table-cell table:style-name="Tabella1.A3" office:value-type="string">
            <text:p text:style-name="P45">Acquisto</text:p>
          </table:table-cell>
          <table:table-cell table:style-name="Tabella1.B3" office:value-type="string">
            <text:p text:style-name="P81">E</text:p>
          </table:table-cell>
          <table:table-cell table:style-name="Tabella1.A3" office:value-type="string">
            <text:p text:style-name="P82">10 000</text:p>
          </table:table-cell>
        </table:table-row>
        <table:table-row>
          <table:table-cell table:style-name="Tabella1.A2" office:value-type="string">
            <text:p text:style-name="P45">Prestito</text:p>
          </table:table-cell>
          <table:table-cell table:style-name="Tabella1.B2" office:value-type="string">
            <text:p text:style-name="P81">E</text:p>
          </table:table-cell>
          <table:table-cell table:style-name="Tabella1.A2" office:value-type="string">
            <text:p text:style-name="P82">3 000</text:p>
          </table:table-cell>
        </table:table-row>
        <table:table-row>
          <table:table-cell table:style-name="Tabella1.A3" office:value-type="string">
            <text:p text:style-name="P45">Vendita</text:p>
          </table:table-cell>
          <table:table-cell table:style-name="Tabella1.B3" office:value-type="string">
            <text:p text:style-name="P81">E</text:p>
          </table:table-cell>
          <table:table-cell table:style-name="Tabella1.A3" office:value-type="string">
            <text:p text:style-name="P82">10 000</text:p>
          </table:table-cell>
        </table:table-row>
        <table:table-row>
          <table:table-cell table:style-name="Tabella1.A2" office:value-type="string">
            <text:p text:style-name="P45">Cripto</text:p>
          </table:table-cell>
          <table:table-cell table:style-name="Tabella1.B2" office:value-type="string">
            <text:p text:style-name="P81">E</text:p>
          </table:table-cell>
          <table:table-cell table:style-name="Tabella1.C6" office:value-type="float" office:value="300">
            <text:p text:style-name="P44">300</text:p>
          </table:table-cell>
        </table:table-row>
        <table:table-row>
          <table:table-cell table:style-name="Tabella1.A3" office:value-type="string">
            <text:p text:style-name="P45">Portafoglio</text:p>
          </table:table-cell>
          <table:table-cell table:style-name="Tabella1.B3" office:value-type="string">
            <text:p text:style-name="P81">E</text:p>
          </table:table-cell>
          <table:table-cell table:style-name="Tabella1.A3" office:value-type="string">
            <text:p text:style-name="P82">10 000 000</text:p>
          </table:table-cell>
        </table:table-row>
        <table:table-row>
          <table:table-cell table:style-name="Tabella1.A2" office:value-type="string">
            <text:p text:style-name="P45">SessioneMiner</text:p>
          </table:table-cell>
          <table:table-cell table:style-name="Tabella1.B2" office:value-type="string">
            <text:p text:style-name="P81">E</text:p>
          </table:table-cell>
          <table:table-cell table:style-name="Tabella1.A2" office:value-type="string">
            <text:p text:style-name="P82">10 000</text:p>
          </table:table-cell>
        </table:table-row>
        <table:table-row>
          <table:table-cell table:style-name="Tabella1.A3" office:value-type="string">
            <text:p text:style-name="P45">Miner</text:p>
          </table:table-cell>
          <table:table-cell table:style-name="Tabella1.B3" office:value-type="string">
            <text:p text:style-name="P81">E</text:p>
          </table:table-cell>
          <table:table-cell table:style-name="Tabella1.A3" office:value-type="string">
            <text:p text:style-name="P44"><text:span text:style-name="T32">1 00</text:span>0</text:p>
          </table:table-cell>
        </table:table-row>
        <table:table-row>
          <table:table-cell table:style-name="Tabella1.A2" office:value-type="string">
            <text:p text:style-name="P45">Transazion<text:span text:style-name="T31">e</text:span></text:p>
          </table:table-cell>
          <table:table-cell table:style-name="Tabella1.B2" office:value-type="string">
            <text:p text:style-name="P81">E</text:p>
          </table:table-cell>
          <table:table-cell table:style-name="Tabella1.A2" office:value-type="string">
            <text:p text:style-name="P82">1 000 000</text:p>
          </table:table-cell>
        </table:table-row>
        <table:table-row>
          <table:table-cell table:style-name="Tabella1.A3" office:value-type="string">
            <text:p text:style-name="P47">TransazioneInCorso</text:p>
          </table:table-cell>
          <table:table-cell table:style-name="Tabella1.B3" office:value-type="string">
            <text:p text:style-name="P81">E</text:p>
          </table:table-cell>
          <table:table-cell table:style-name="Tabella1.A3" office:value-type="string">
            <text:p text:style-name="P82">10 000</text:p>
          </table:table-cell>
        </table:table-row>
        <table:table-row>
          <table:table-cell table:style-name="Tabella1.A2" office:value-type="string">
            <text:p text:style-name="P47">Amicizia</text:p>
          </table:table-cell>
          <table:table-cell table:style-name="Tabella1.B2" office:value-type="string">
            <text:p text:style-name="P81">E</text:p>
          </table:table-cell>
          <table:table-cell table:style-name="Tabella1.C6" office:value-type="float" office:value="300">
            <text:p text:style-name="P46">300</text:p>
          </table:table-cell>
        </table:table-row>
        <table:table-row>
          <table:table-cell table:style-name="Tabella1.A3" office:value-type="string">
            <text:p text:style-name="P47">RichiestaAmicizia</text:p>
          </table:table-cell>
          <table:table-cell table:style-name="Tabella1.B3" office:value-type="string">
            <text:p text:style-name="P81">E</text:p>
          </table:table-cell>
          <table:table-cell table:style-name="Tabella1.C13" office:value-type="float" office:value="10">
            <text:p text:style-name="P46">10</text:p>
          </table:table-cell>
        </table:table-row>
        <table:table-row>
          <table:table-cell table:style-name="Tabella1.A2" office:value-type="string">
            <text:p text:style-name="P47">ErogazioneCripto</text:p>
          </table:table-cell>
          <table:table-cell table:style-name="Tabella1.B2" office:value-type="string">
            <text:p text:style-name="P81">A</text:p>
          </table:table-cell>
          <table:table-cell table:style-name="Tabella1.C6" office:value-type="float" office:value="400000">
            <text:p text:style-name="P46">400000</text:p>
          </table:table-cell>
        </table:table-row>
        <table:table-row>
          <table:table-cell table:style-name="Tabella1.A3" office:value-type="string">
            <text:p text:style-name="P47">AggiuntaPortafoglio</text:p>
          </table:table-cell>
          <table:table-cell table:style-name="Tabella1.B3" office:value-type="string">
            <text:p text:style-name="P81">A</text:p>
          </table:table-cell>
          <table:table-cell table:style-name="Tabella1.C13" office:value-type="float" office:value="400000">
            <text:p text:style-name="P46">400000</text:p>
          </table:table-cell>
        </table:table-row>
        <table:table-row table:style-name="Tabella1.16">
          <table:table-cell table:style-name="Tabella1.A2" office:value-type="string">
            <text:p text:style-name="P47">AvvioTransazione</text:p>
          </table:table-cell>
          <table:table-cell table:style-name="Tabella1.B2" office:value-type="string">
            <text:p text:style-name="P81">A</text:p>
          </table:table-cell>
          <table:table-cell table:style-name="Tabella1.A2" office:value-type="string">
            <text:p text:style-name="P82">1 000 000</text:p>
          </table:table-cell>
        </table:table-row>
        <table:table-row>
          <table:table-cell table:style-name="Tabella1.A3" office:value-type="string">
            <text:p text:style-name="P47">DestinazioneTransazione</text:p>
          </table:table-cell>
          <table:table-cell table:style-name="Tabella1.B3" office:value-type="string">
            <text:p text:style-name="P81">A</text:p>
          </table:table-cell>
          <table:table-cell table:style-name="Tabella1.A3" office:value-type="string">
            <text:p text:style-name="P82">1 000 000</text:p>
          </table:table-cell>
        </table:table-row>
        <table:table-row>
          <table:table-cell table:style-name="Tabella1.A2" office:value-type="string">
            <text:p text:style-name="P47">ContributoMiner</text:p>
          </table:table-cell>
          <table:table-cell table:style-name="Tabella1.B2" office:value-type="string">
            <text:p text:style-name="P81">A</text:p>
          </table:table-cell>
          <table:table-cell table:style-name="Tabella1.C6" office:value-type="float" office:value="500">
            <text:p text:style-name="P46">500</text:p>
          </table:table-cell>
        </table:table-row>
        <table:table-row>
          <table:table-cell table:style-name="Tabella1.A3" office:value-type="string">
            <text:p text:style-name="P47">PartecipazioneMiner</text:p>
          </table:table-cell>
          <table:table-cell table:style-name="Tabella1.B3" office:value-type="string">
            <text:p text:style-name="P81">A</text:p>
          </table:table-cell>
          <table:table-cell table:style-name="Tabella1.A3" office:value-type="string">
            <text:p text:style-name="P82">1 000</text:p>
          </table:table-cell>
        </table:table-row>
        <table:table-row table:style-name="Tabella1.20">
          <table:table-cell table:style-name="Tabella1.A3" office:value-type="string">
            <text:p text:style-name="P49">EffettuazioneMovimento</text:p>
          </table:table-cell>
          <table:table-cell table:style-name="Tabella1.B3" office:value-type="string">
            <text:p text:style-name="P81">A</text:p>
          </table:table-cell>
          <table:table-cell table:style-name="Tabella1.A3" office:value-type="string">
            <text:p text:style-name="P82">100 000</text:p>
          </table:table-cell>
        </table:table-row>
      </table:table>
      <text:p text:style-name="P71"/>
      <text:p text:style-name="P71"/>
      <text:p text:style-name="P71"/>
      <text:p text:style-name="P71"/>
      <text:p text:style-name="P72">4.2 – Descrizione delle operazioni principali e stima della loro frequenza</text:p>
      <text:p text:style-name="P73"/>
      <text:p text:style-name="P67"><text:soft-page-break/>Le operazioni da effettuare sono quelle già elencate nella fase di analisi.</text:p>
      <text:p text:style-name="P67">Segue una tabella riportante la loro descrizione e relativa frequenza:</text:p>
      <text:p text:style-name="P67"/>
      <table:table table:name="Tabella2" table:style-name="Tabella2" table:template-name="Righe a griglia semplice">
        <table:table-column table:style-name="Tabella2.A" table:number-columns-repeated="3"/>
        <table:table-row>
          <table:table-cell table:style-name="Tabella2.A1" office:value-type="string">
            <text:p text:style-name="P49">Codice</text:p>
          </table:table-cell>
          <table:table-cell table:style-name="Tabella2.B1" office:value-type="string">
            <text:p text:style-name="P49">Descrizione Operazione</text:p>
          </table:table-cell>
          <table:table-cell table:style-name="Tabella2.A1" office:value-type="string">
            <text:p text:style-name="P49">Frequenza</text:p>
          </table:table-cell>
        </table:table-row>
        <table:table-row>
          <table:table-cell table:style-name="Tabella2.A2" office:value-type="string">
            <text:p text:style-name="P48">1</text:p>
          </table:table-cell>
          <table:table-cell table:style-name="Tabella2.B2" office:value-type="string">
            <text:list xml:id="list221309204359224" text:continue-numbering="true" text:style-name="L1">
              <text:list-header>
                <text:p text:style-name="P78">Acquisto, Vendita o Prestito cripto</text:p>
              </text:list-header>
            </text:list>
          </table:table-cell>
          <table:table-cell table:style-name="Tabella2.A2" office:value-type="string">
            <text:p text:style-name="P83">1 000 000 a settimana</text:p>
          </table:table-cell>
        </table:table-row>
        <table:table-row>
          <table:table-cell table:style-name="Tabella2.A3" office:value-type="string">
            <text:p text:style-name="P48">2</text:p>
          </table:table-cell>
          <table:table-cell table:style-name="Tabella2.B3" office:value-type="string">
            <text:list xml:id="list221308667069494" text:continue-numbering="true" text:style-name="L1">
              <text:list-header>
                <text:p text:style-name="P78">Transazioni fra utenti</text:p>
              </text:list-header>
            </text:list>
          </table:table-cell>
          <table:table-cell table:style-name="Tabella2.A3" office:value-type="string">
            <text:p text:style-name="P83">50 al giorno</text:p>
          </table:table-cell>
        </table:table-row>
        <table:table-row>
          <table:table-cell table:style-name="Tabella2.A2" office:value-type="string">
            <text:p text:style-name="P50">3</text:p>
          </table:table-cell>
          <table:table-cell table:style-name="Tabella2.B2" office:value-type="string">
            <text:list xml:id="list221308563687200" text:continue-numbering="true" text:style-name="L1">
              <text:list-header>
                <text:p text:style-name="P78">Visualizzazione Transazione</text:p>
              </text:list-header>
            </text:list>
          </table:table-cell>
          <table:table-cell table:style-name="Tabella2.A2" office:value-type="string">
            <text:p text:style-name="P83">200 000 al giorno</text:p>
          </table:table-cell>
        </table:table-row>
        <table:table-row>
          <table:table-cell table:style-name="Tabella2.A3" office:value-type="string">
            <text:p text:style-name="P50">4</text:p>
          </table:table-cell>
          <table:table-cell table:style-name="Tabella2.B3" office:value-type="string">
            <text:list xml:id="list221307677756924" text:continue-numbering="true" text:style-name="L1">
              <text:list-header>
                <text:p text:style-name="P78">Visualizzazione dati cripto</text:p>
              </text:list-header>
            </text:list>
          </table:table-cell>
          <table:table-cell table:style-name="Tabella2.A3" office:value-type="string">
            <text:p text:style-name="P83">500 000 al giorno</text:p>
          </table:table-cell>
        </table:table-row>
        <table:table-row>
          <table:table-cell table:style-name="Tabella2.A2" office:value-type="string">
            <text:p text:style-name="P50">5</text:p>
          </table:table-cell>
          <table:table-cell table:style-name="Tabella2.B2" office:value-type="string">
            <text:list xml:id="list221308005024109" text:continue-numbering="true" text:style-name="L1">
              <text:list-header>
                <text:p text:style-name="P78">Completamento Transazioni in corso da parte del Miner</text:p>
              </text:list-header>
            </text:list>
          </table:table-cell>
          <table:table-cell table:style-name="Tabella2.A2" office:value-type="string">
            <text:p text:style-name="P83">50 al giorno</text:p>
          </table:table-cell>
        </table:table-row>
        <table:table-row>
          <table:table-cell table:style-name="Tabella2.A3" office:value-type="string">
            <text:p text:style-name="P50">6</text:p>
          </table:table-cell>
          <table:table-cell table:style-name="Tabella2.B3" office:value-type="string">
            <text:list xml:id="list221307844641262" text:continue-numbering="true" text:style-name="L1">
              <text:list-header>
                <text:p text:style-name="P77"><text:span text:style-name="T5">Visualizzazione Amicizie dell’Utente loggato</text:span></text:p>
              </text:list-header>
            </text:list>
          </table:table-cell>
          <table:table-cell table:style-name="Tabella2.A3" office:value-type="string">
            <text:p text:style-name="P83">500 000 al giorno</text:p>
          </table:table-cell>
        </table:table-row>
        <table:table-row>
          <table:table-cell table:style-name="Tabella2.A2" office:value-type="string">
            <text:p text:style-name="P50">7</text:p>
          </table:table-cell>
          <table:table-cell table:style-name="Tabella2.B2" office:value-type="string">
            <text:list xml:id="list221308860621875" text:continue-numbering="true" text:style-name="L1">
              <text:list-header>
                <text:p text:style-name="P79">Invio Richieste di amicizie</text:p>
              </text:list-header>
            </text:list>
          </table:table-cell>
          <table:table-cell table:style-name="Tabella2.A2" office:value-type="string">
            <text:p text:style-name="P83">50 al giorno</text:p>
          </table:table-cell>
        </table:table-row>
        <table:table-row table:style-name="Tabella2.9">
          <table:table-cell table:style-name="Tabella2.A3" office:value-type="string">
            <text:p text:style-name="P50">8</text:p>
          </table:table-cell>
          <table:table-cell table:style-name="Tabella2.B3" office:value-type="string">
            <text:list xml:id="list221308437674393" text:continue-numbering="true" text:style-name="L1">
              <text:list-header>
                <text:p text:style-name="P79">Accettare Richiesta di amicizia</text:p>
              </text:list-header>
            </text:list>
          </table:table-cell>
          <table:table-cell table:style-name="Tabella2.A3" office:value-type="string">
            <text:p text:style-name="P83">10 a settimana</text:p>
          </table:table-cell>
        </table:table-row>
        <table:table-row>
          <table:table-cell table:style-name="Tabella2.A2" office:value-type="string">
            <text:p text:style-name="P50">9</text:p>
          </table:table-cell>
          <table:table-cell table:style-name="Tabella2.B2" office:value-type="string">
            <text:list xml:id="list221308497514166" text:continue-numbering="true" text:style-name="L1">
              <text:list-header>
                <text:p text:style-name="P79">Visualizzazione Transazioni filtrate in base allo stato</text:p>
              </text:list-header>
            </text:list>
          </table:table-cell>
          <table:table-cell table:style-name="Tabella2.A2" office:value-type="string">
            <text:p text:style-name="P83">200 000</text:p>
          </table:table-cell>
        </table:table-row>
        <table:table-row table:style-name="Tabella2.9">
          <table:table-cell table:style-name="Tabella2.A3" office:value-type="string">
            <text:p text:style-name="P50">10</text:p>
          </table:table-cell>
          <table:table-cell table:style-name="Tabella2.B3" office:value-type="string">
            <text:list xml:id="list221308899528310" text:continue-numbering="true" text:style-name="L1">
              <text:list-header>
                <text:p text:style-name="P79">Visualizzazione Cripto possedute nel Portafoglio</text:p>
              </text:list-header>
            </text:list>
          </table:table-cell>
          <table:table-cell table:style-name="Tabella2.A3" office:value-type="string">
            <text:p text:style-name="P83">500 000 al giorno</text:p>
          </table:table-cell>
        </table:table-row>
      </table:table>
      <text:p text:style-name="P67"/>
      <text:p text:style-name="P70"/>
      <text:p text:style-name="P70"/>
      <text:p text:style-name="P37">4.3 – Schemi di navigazione e tabelle degli accessi</text:p>
      <text:p text:style-name="P37"><text:soft-page-break/>4.4 – Raffinamento dello schema</text:p>
      <text:p text:style-name="P37">4.5 – Analisi delle ridondanze</text:p>
      <text:p text:style-name="P70"/>
      <text:p text:style-name="P70">4.6 – Traduzioni di entità e associazioni in relazioni</text:p>
      <text:p text:style-name="P70"/>
      <text:p text:style-name="P19"><text:span text:style-name="T22">UTENTE(</text:span><text:span text:style-name="T29">IdUtente</text:span><text:span text:style-name="T22">, Nome, Username, Password)</text:span></text:p>
      <text:p text:style-name="P61"/>
      <text:p text:style-name="P19"><text:span text:style-name="T22">PORTAFOGLIO(</text:span><text:span text:style-name="T29">IdUtente</text:span><text:span text:style-name="T22">, </text:span><text:span text:style-name="T29">IdCripto</text:span><text:span text:style-name="T30"> : CRIPTO</text:span><text:span text:style-name="T22">, Quantità)</text:span></text:p>
      <text:p text:style-name="P61"/>
      <text:p text:style-name="P19"><text:span text:style-name="T22">CRIPTO(</text:span><text:span text:style-name="T29">IdCripto</text:span><text:span text:style-name="T22">, Simbolo, Nome, PrezzoCorrente ????)</text:span></text:p>
      <text:p text:style-name="P61"/>
      <text:p text:style-name="P20"><text:span text:style-name="T22">ACQUISTO(</text:span><text:span text:style-name="T29">IdAcquisto</text:span><text:span text:style-name="T22">, IdUtente : UTENTE, IdCripto : CRIPTO, QuantitaBase, </text:span></text:p>
      <text:p text:style-name="P62">QuantitaAcquisto, IdCriptoBase : CRIPTO)</text:p>
      <text:p text:style-name="P61"/>
      <text:p text:style-name="P19"><text:span text:style-name="T22">PRESTITO(</text:span><text:span text:style-name="T29">IdPrestito</text:span><text:span text:style-name="T22">, IdUtente : UTENTE, IdCripto : CRIPTO, QuantitaPrestito, Anticipo, Scadenza, IdCriptoAnticipo : CRIPTO)</text:span></text:p>
      <text:p text:style-name="P61"/>
      <text:p text:style-name="P19"><text:span text:style-name="T22">MINER(</text:span><text:span text:style-name="T29">Id</text:span><text:span text:style-name="T22"> : UTENTE, PotenzaMining)</text:span></text:p>
      <text:p text:style-name="P61"/>
      <text:p text:style-name="P19"><text:span text:style-name="T22">TRANSAZIONI_IN_CORSO(</text:span><text:span text:style-name="T29">IdTransazione</text:span><text:span text:style-name="T30"> : TRANSAZIONE</text:span><text:span text:style-name="T22">, DataInizio, TempoTotale)</text:span></text:p>
      <text:p text:style-name="P61"/>
      <text:p text:style-name="P20"><text:span text:style-name="T22">TRANSAZIONE(Id, </text:span><text:span text:style-name="T24">IdMittente, : UTENTE, IdDestinazione : UTENTE, IdCripto : </text:span></text:p>
      <text:p text:style-name="P63"/>
      <text:p text:style-name="P20"><text:span text:style-name="T24">CRIPTO, </text:span><text:span text:style-name="T22">DataInizio, DataFine*, </text:span><text:span text:style-name="T24">QuantitàCripto, IdMiner* : MINER, Stato</text:span><text:span text:style-name="T22">)</text:span></text:p>
      <text:p text:style-name="P63"/>
      <text:p text:style-name="P21"><text:span text:style-name="T22">AMICIZIA(</text:span><text:span text:style-name="T29">IdUtente</text:span><text:span text:style-name="T22"> : UTENTE, </text:span><text:span text:style-name="T29">IdAmico</text:span><text:span text:style-name="T22"> : UTENTE)</text:span></text:p>
      <text:p text:style-name="P63"/>
      <text:p text:style-name="P21"><text:span text:style-name="T22">RICHIESTA_AMICIZIA(</text:span><text:span text:style-name="T29">IdMittente</text:span><text:span text:style-name="T22"> : UTENTE, </text:span><text:span text:style-name="T29">IdDestinatario</text:span><text:span text:style-name="T22"> : UTENTE)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7">4.7 – Schema Relazione finale</text:p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0">5 – Progettazione Fisica</text:p>
      <text:p text:style-name="P33"><text:soft-page-break/></text:p>
      <text:p text:style-name="P33"/>
      <text:p text:style-name="P32"/>
      <text:p text:style-name="P37">5.1 – Traduzione in SQL</text:p>
      <text:list xml:id="list221308278837711" text:continue-numbering="true" text:style-name="L1">
        <text:list-item>
          <text:p text:style-name="P54">Acquisto, Vendita o Prestito cripto</text:p>
        </text:list-item>
        <text:list-item>
          <text:p text:style-name="P54">Transazioni fra utenti</text:p>
        </text:list-item>
        <text:list-item>
          <text:p text:style-name="P54">Visualizzazione Transazione</text:p>
        </text:list-item>
        <text:list-item>
          <text:p text:style-name="P54">Visualizzazione dati cripto</text:p>
        </text:list-item>
        <text:list-item>
          <text:p text:style-name="P54">Completamento Transazioni in corso da parte del Miner</text:p>
        </text:list-item>
        <text:list-item>
          <text:p text:style-name="P54">Visualizzazione Amicizie dell’Utente loggato</text:p>
        </text:list-item>
        <text:list-item>
          <text:p text:style-name="P56">Invio Richieste di amicizie</text:p>
        </text:list-item>
        <text:list-item>
          <text:p text:style-name="P56">Accettare Richiesta di amicizia</text:p>
        </text:list-item>
        <text:list-item>
          <text:p text:style-name="P56">Visualizzazione Transazioni filtrate in base allo stato</text:p>
        </text:list-item>
        <text:list-item>
          <text:p text:style-name="P56">Visuualizzazione Cripto possedute nel Portafoglio</text:p>
        </text:list-item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2">6 – Progettazione dell’Applicazione</text:p>
      <text:p text:style-name="P52"/>
      <text:p text:style-name="P75">6.1 – Descrizione della scelta del linguaggio e del DBMS</text:p>
      <text:p text:style-name="P75"/>
      <text:p text:style-name="P64">L’applicazione è realizzata in C#, utilizzando per l’UI la libreria ETO Forms che ci permette di realizzare interfacce cross-platforms e molto pulite e intuitive.</text:p>
      <text:p text:style-name="P64">Per l’interrogazione del database dall’applicazione abbiamo sfruttato Linq.</text:p>
      <text:p text:style-name="P64">Il database risiede in locale e il DBMS utilizzato è PostgreSQL</text:p>
      <text:p text:style-name="P64"/>
      <text:p text:style-name="P75">6.2 – Descrizione dell’architettura</text:p>
      <text:p text:style-name="P75"/>
      <text:p text:style-name="P64">L’applicazione presenta all’avvio una finestra di login, una volta autenticati sono presenti <text:s/>4 finestre navigabili attraverso un drawer: Lista di cripto, Portafoglio, Transazioni e Profilo.</text:p>
      <text:p text:style-name="P64">Gli utenti disponibili sono: Utente Standard e Miner</text:p>
      <text:p text:style-name="P64"/>
      <text:p text:style-name="P75">6.3 – Interfaccia Utente</text:p>
      <text:p text:style-name="P75"/>
      <text:p text:style-name="P80">6.3.1 – Autenticazione</text:p>
      <text:p text:style-name="P65">La pagina di autenticazione permette di accedere all’applicativo attraverso credenziali , per la versione utilizzata gli utenti sono già stati creati e non è presente un metodo per registrarsi e aggiungere nuovi utenti.</text:p>
      <text:p text:style-name="P65">Una volta premuto il pulsante di login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Righe_20_a_20_griglia_20_semplice.1" style:display-name="Righe a griglia semplice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2" style:display-name="Righe a griglia semplice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3" style:display-name="Righe a griglia semplice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4" style:display-name="Righe a griglia semplice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5" style:display-name="Righe a griglia semplice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6" style:display-name="Righe a griglia semplice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7" style:display-name="Righe a griglia semplice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8" style:display-name="Righe a griglia semplice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9" style:display-name="Righe a griglia semplice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0" style:display-name="Righe a griglia semplice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1" style:display-name="Righe a griglia semplice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2" style:display-name="Righe a griglia semplice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3" style:display-name="Righe a griglia semplice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4" style:display-name="Righe a griglia semplice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5" style:display-name="Righe a griglia semplice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6" style:display-name="Righe a griglia semplice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Righe_20_a_20_griglia_20_semplice.1"/>
      <table:last-row table:style-name="Righe_20_a_20_griglia_20_semplice.2"/>
      <table:first-column table:style-name="Righe_20_a_20_griglia_20_semplice.3"/>
      <table:last-column table:style-name="Righe_20_a_20_griglia_20_semplice.4"/>
      <table:body table:style-name="Righe_20_a_20_griglia_20_semplice.9"/>
      <table:even-rows table:style-name="Righe_20_a_20_griglia_20_semplice.5"/>
      <table:odd-rows table:style-name="Righe_20_a_20_griglia_20_semplice.6"/>
      <table:even-columns table:style-name="Righe_20_a_20_griglia_20_semplice.7"/>
      <table:odd-columns table:style-name="Righe_20_a_20_griglia_20_semplice.8"/>
      <table:background table:style-name="Righe_20_a_20_griglia_20_semplice.10"/>
      <loext:first-row-even-column table:style-name="Righe_20_a_20_griglia_20_semplice.15"/>
      <loext:last-row-even-column table:style-name="Righe_20_a_20_griglia_20_semplice.16"/>
      <loext:first-row-end-column table:style-name="Righe_20_a_20_griglia_20_semplice.12"/>
      <loext:first-row-start-column table:style-name="Righe_20_a_20_griglia_20_semplice.11"/>
      <loext:last-row-end-column table:style-name="Righe_20_a_20_griglia_20_semplice.14"/>
      <loext:last-row-start-column table:style-name="Righe_20_a_20_griglia_20_semplic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1:11:04.773855247</meta:creation-date>
    <dc:date>2021-09-05T22:13:07.107989442</dc:date>
    <meta:editing-duration>PT36M10S</meta:editing-duration>
    <meta:editing-cycles>4</meta:editing-cycles>
    <meta:generator>LibreOffice/6.4.6.2$Linux_X86_64 LibreOffice_project/40$Build-2</meta:generator>
    <meta:document-statistic meta:table-count="3" meta:image-count="0" meta:object-count="0" meta:page-count="14" meta:paragraph-count="249" meta:word-count="1698" meta:character-count="11277" meta:non-whitespace-character-count="9831"/>
  </office:meta>
</office:document-meta>
</file>